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A3]" style:apply-style-name="cf16" style:base-cell-address="Tabelle1.C3"/>
    </style:style>
    <style:style style:name="ce5" style:family="table-cell">
      <style:map style:condition="of:cell-content()!=&quot;rest/&quot;&amp;[.B3]" style:apply-style-name="cf16" style:base-cell-address="Tabelle1.D3"/>
    </style:style>
    <style:style style:name="ce6" style:family="table-cell">
      <style:map style:condition="of:cell-content()!=[.A35]" style:apply-style-name="cf16" style:base-cell-address="Tabelle1.C35"/>
    </style:style>
    <style:style style:name="ce7" style:family="table-cell">
      <style:map style:condition="of:is-true-formula(ISBLANK([.F3]))" style:apply-style-name="cf15" style:base-cell-address="Tabelle1.F3"/>
    </style:style>
    <style:style style:name="ce8" style:family="table-cell">
      <style:map style:condition="of:cell-content()!=[.C20]" style:apply-style-name="cf17" style:base-cell-address="Tabelle1.E20"/>
    </style:style>
    <style:style style:name="ce9" style:family="table-cell">
      <style:map style:condition="of:is-true-formula(ISBLANK([.F3]))" style:apply-style-name="cf15" style:base-cell-address="Tabelle1.F3"/>
      <style:map style:condition="of:cell-content()!=[.D52]" style:apply-style-name="cf17" style:base-cell-address="Tabelle1.F5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32" table:formula="of:=SUM([.F3:.F114])+11" table:style-name="ce1">
            <text:p>2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Group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/CanDelete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InItemType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NotInItemType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Type</text:p>
          </table:table-cell>
          <table:table-cell table:style-name="ce1"/>
          <table:table-cell office:value-type="float" office:value="10" table:style-name="ce7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CanDelete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4">
            <text:p>MOVE</text:p>
          </table:table-cell>
          <table:table-cell office:value-type="string" table:style-name="ce5">
            <text:p>rest/AttributeType/{id}/ConvertToItemType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ItemAttributes/Count</text:p>
          </table:table-cell>
          <table:table-cell office:value-type="string" table:style-name="ce5">
            <text:p>Not yet implemented</text:p>
          </table:table-cell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CorrespondingValuesOfType/{id}</text:p>
          </table:table-cell>
          <table:table-cell office:value-type="string" table:style-name="ce8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Group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ItemType/{id}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</text:p>
          </table:table-cell>
          <table:table-cell table:style-name="ce1"/>
          <table:table-cell office:value-type="float" office:value="10" table:style-name="ce7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3" table:style-name="ce7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able/{ruleId}</text:p>
          </table:table-cell>
          <table:table-cell office:value-type="string" table:style-name="ce5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Lower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Upper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4">
            <text:p>GET</text:p>
          </table:table-cell>
          <table:table-cell table:style-name="ce5"/>
          <table:table-cell office:value-type="string" table:style-name="ce1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4">
            <text:p>GET</text:p>
          </table:table-cell>
          <table:table-cell table:style-name="ce5"/>
          <table:table-cell office:value-type="string" table:style-name="ce1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5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5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temId}/Ful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/Full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type/{itemType}/name/{itemName}</text:p>
          </table:table-cell>
          <table:table-cell office:value-type="string" table:style-name="ce5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Attribute/{attribute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Link/{link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{ids}</text:p>
          </table:table-cell>
          <table:table-cell office:value-type="string" table:style-name="ce1">
            <text:p>New metho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4">
            <text:p>GET</text:p>
          </table:table-cell>
          <table:table-cell table:style-name="ce5"/>
          <table:table-cell office:value-type="string" table:style-name="ce5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Available/{ruleId}/{itemsToConnect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/Full</text:p>
          </table:table-cell>
          <table:table-cell office:value-type="string" table:style-name="ce8">
            <text:p>Changed URL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</text:p>
          </table:table-cell>
          <table:table-cell office:value-type="string" table:style-name="ce8">
            <text:p>Changed URL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8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/{ruleId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LowerItem/item/{item}/rule/{rule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UpperItem/item/{item}/rule/{rule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4">
            <text:p>SEARCH</text:p>
          </table:table-cell>
          <table:table-cell table:style-name="ce5"/>
          <table:table-cell office:value-type="string" table:style-name="ce1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/{id}/description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upperItem/{upperItem}/connectionType/{connType}/lowerItem/{lowerItem}</text:p>
          </table:table-cell>
          <table:table-cell office:value-type="string" table:style-name="ce5">
            <text:p>Not yet implemented</text:p>
          </table:table-cell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Rule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anDelete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onnections/Count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upperItemType/{upper}/connectionType/{conn}/lowerItemType/{lower}</text:p>
          </table:table-cell>
          <table:table-cell office:value-type="string" table:style-name="ce5">
            <text:p>Not yet implemented</text:p>
          </table:table-cell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LowerItemType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upper}/ForLowerItemType/{lower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ItemType/{id}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s</text:p>
          </table:table-cell>
          <table:table-cell office:value-type="string" table:style-name="ce1">
            <text:p>New for migration: added paging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Type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/CanDelete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/AllowedDownward/itemtype/{id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vertFileToTable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mportDataTable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ItemType</text:p>
          </table:table-cell>
          <table:table-cell table:style-name="ce1"/>
          <table:table-cell office:value-type="float" office:value="10" table:style-name="ce7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/CanDelete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Lower/{lower}/ConnectionType/{connType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Upper/{upper}/ConnectionType/{connType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ByAllowedAttributeType/{id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MetaData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4">
            <text:p>GET</text:p>
          </table:table-cell>
          <table:table-cell table:style-name="ce5"/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domain}/{user}/{role}/{deleteResponsibilities}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user}/{deleteResponsibilities}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Current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Role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s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POST</text:p>
          </table:table-cell>
          <table:table-cell table:style-name="ce5"/>
          <table:table-cell office:value-type="string" table:style-name="ce1">
            <text:p>AD-Operation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4">
            <text:p>GET</text:p>
          </table:table-cell>
          <table:table-cell table:style-name="ce5"/>
          <table:table-cell office:value-type="string" table:style-name="ce1">
            <text:p>AD-Operation</text:p>
          </table:table-cell>
          <table:table-cell table:style-name="ce7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POS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6" style:family="table-cell">
      <style:table-cell-properties fo:background-color="#FFE699"/>
      <style:text-properties fo:color="#000000" style:font-family-generic="swiss"/>
    </style:style>
    <style:style style:name="cf1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17T08:52:50Z</dc:date>
    <meta:editing-cycles>1</meta:editing-cycles>
    <meta:editing-duration>PT0S</meta:editing-duration>
  </office:meta>
</office:document-meta>
</file>